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ChangeParameter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hangeParameterEvent.LayoutChangeParameterEvent( Layout target , String parameter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ChangeParameterEvent.LayoutChangeParameterEvent( PortalService service , String even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youtChangeParameterEvent.equalsEvent( Comparabl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ChangeParameterEvent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hangeParameterEvent.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